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text-align="justify" style:justify-single-word="false"/>
      <style:text-properties officeooo:rsid="0020ed83" officeooo:paragraph-rsid="0020ed83"/>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953a8"/>
    </style:style>
    <style:style style:name="P4" style:family="paragraph" style:parent-style-name="Text_20_body">
      <style:paragraph-properties fo:text-align="justify" style:justify-single-word="false"/>
      <style:text-properties fo:font-size="15pt" officeooo:rsid="002011df" officeooo:paragraph-rsid="002011df" style:font-size-asian="15pt" style:font-size-complex="15pt"/>
    </style:style>
    <style:style style:name="P5" style:family="paragraph" style:parent-style-name="Text_20_body">
      <style:paragraph-properties fo:text-align="justify" style:justify-single-word="false"/>
      <style:text-properties officeooo:rsid="0020ed83" officeooo:paragraph-rsid="0020ed83"/>
    </style:style>
    <style:style style:name="P6" style:family="paragraph" style:parent-style-name="Standard">
      <style:text-properties officeooo:rsid="001953a8" officeooo:paragraph-rsid="001953a8"/>
    </style:style>
    <style:style style:name="P7" style:family="paragraph" style:parent-style-name="Standard">
      <style:text-properties style:font-name="Times new roman" fo:font-style="italic" officeooo:rsid="0017b673" officeooo:paragraph-rsid="0017b673" style:font-style-asian="italic" style:font-style-complex="italic"/>
    </style:style>
    <style:style style:name="P8" style:family="paragraph" style:parent-style-name="Standard">
      <style:text-properties style:font-name="Times new roman" fo:font-style="italic" fo:font-weight="bold" officeooo:rsid="0017b673" officeooo:paragraph-rsid="0017b673" style:font-style-asian="italic" style:font-weight-asian="bold" style:font-style-complex="italic" style:font-weight-complex="bold"/>
    </style:style>
    <style:style style:name="P9" style:family="paragraph" style:parent-style-name="Standard">
      <style:text-properties style:font-name="Times new roman" officeooo:rsid="0017b673" officeooo:paragraph-rsid="0017b673"/>
    </style:style>
    <style:style style:name="P10" style:family="paragraph" style:parent-style-name="Standard">
      <style:text-properties style:font-name="Times new roman" officeooo:rsid="001953a8" officeooo:paragraph-rsid="001953a8"/>
    </style:style>
    <style:style style:name="P11" style:family="paragraph" style:parent-style-name="Standard">
      <style:text-properties style:font-name="Times new roman" fo:font-style="normal" officeooo:rsid="0017b673" officeooo:paragraph-rsid="0017b673" style:font-style-asian="normal" style:font-style-complex="normal"/>
    </style:style>
    <style:style style:name="P12" style:family="paragraph" style:parent-style-name="Standard">
      <style:text-properties style:font-name="Times new roman" fo:font-style="normal" officeooo:rsid="001953a8" officeooo:paragraph-rsid="001953a8" style:font-style-asian="normal" style:font-style-complex="normal"/>
    </style:style>
    <style:style style:name="P13" style:family="paragraph" style:parent-style-name="Standard">
      <style:text-properties officeooo:paragraph-rsid="001953a8"/>
    </style:style>
    <style:style style:name="P14" style:family="paragraph" style:parent-style-name="Standard">
      <style:text-properties officeooo:rsid="0019f92d" officeooo:paragraph-rsid="0019f92d"/>
    </style:style>
    <style:style style:name="P15" style:family="paragraph" style:parent-style-name="Standard">
      <style:text-properties officeooo:rsid="001aa705" officeooo:paragraph-rsid="001aa705"/>
    </style:style>
    <style:style style:name="P16" style:family="paragraph" style:parent-style-name="Standard">
      <style:text-properties officeooo:rsid="001fa7d0" officeooo:paragraph-rsid="001fa7d0"/>
    </style:style>
    <style:style style:name="T1" style:family="text">
      <style:text-properties officeooo:rsid="001953a8"/>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officeooo:rsid="001953a8" style:font-style-asian="normal" style:font-style-complex="normal"/>
    </style:style>
    <style:style style:name="T4" style:family="text">
      <style:text-properties style:font-name="Times new roman" fo:font-style="normal" officeooo:rsid="0019f92d" style:font-style-asian="normal" style:font-style-complex="normal"/>
    </style:style>
    <style:style style:name="T5" style:family="text">
      <style:text-properties style:font-name="Times new roman" fo:font-style="normal" officeooo:rsid="001f88df" style:font-style-asian="normal" style:font-style-complex="normal"/>
    </style:style>
    <style:style style:name="T6" style:family="text">
      <style:text-properties style:font-name="Times new roman" fo:font-style="normal" officeooo:rsid="001fa7d0" style:font-style-asian="normal" style:font-style-complex="normal"/>
    </style:style>
    <style:style style:name="T7" style:family="text">
      <style:text-properties style:font-name="Times new roman" fo:font-style="normal" fo:font-weight="bold" style:font-style-asian="normal" style:font-style-complex="normal"/>
    </style:style>
    <style:style style:name="T8" style:family="text">
      <style:text-properties style:font-name="Times new roman" fo:font-style="normal" fo:font-weight="bold" officeooo:rsid="001953a8" style:font-style-asian="normal" style:font-style-complex="normal"/>
    </style:style>
    <style:style style:name="T9" style:family="text">
      <style:text-properties style:font-name="Times new roman" fo:font-style="italic" fo:font-weight="bold" officeooo:rsid="001953a8" style:font-style-asian="italic" style:font-style-complex="italic"/>
    </style:style>
    <style:style style:name="T10" style:family="text">
      <style:text-properties style:font-name="Times new roman" fo:font-style="italic" fo:font-weight="bold" officeooo:rsid="001953a8" style:font-style-asian="italic" style:font-weight-asian="bold" style:font-style-complex="italic" style:font-weight-complex="bold"/>
    </style:style>
    <style:style style:name="T11" style:family="text">
      <style:text-properties style:font-name="Times new roman" fo:font-style="italic" officeooo:rsid="001953a8" style:font-style-asian="italic" style:font-style-complex="italic"/>
    </style:style>
    <style:style style:name="T12" style:family="text">
      <style:text-properties style:font-name="Times new roman" fo:font-style="italic" fo:font-weight="normal" officeooo:rsid="001953a8" style:font-style-asian="italic" style:font-weight-asian="normal" style:font-style-complex="italic" style:font-weight-complex="normal"/>
    </style:style>
    <style:style style:name="T13" style:family="text">
      <style:text-properties officeooo:rsid="001beb3d"/>
    </style:style>
    <style:style style:name="T14" style:family="text">
      <style:text-properties officeooo:rsid="001f88df"/>
    </style:style>
    <style:style style:name="T15" style:family="text">
      <style:text-properties officeooo:rsid="002011df"/>
    </style:style>
    <style:style style:name="T16" style:family="text">
      <style:text-properties officeooo:rsid="0020ed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eps to set up SSH Server <text:span text:style-name="T13">(In </text:span></text:p>
      <text:p text:style-name="P9"/>
      <text:p text:style-name="P9">1.sudo apt-get update</text:p>
      <text:p text:style-name="P9"/>
      <text:p text:style-name="P9">2.sudo apt-get install openssh-server</text:p>
      <text:p text:style-name="P9"/>
      <text:p text:style-name="P9">Perform the following steps as root user <text:s/>with necessary privileges:</text:p>
      <text:p text:style-name="P9"/>
      <text:p text:style-name="P9">3.service ssh start</text:p>
      <text:p text:style-name="P9"/>
      <text:p text:style-name="P9">4.service ssh status</text:p>
      <text:p text:style-name="P9"/>
      <text:p text:style-name="P9">5.ifconfig (To get the public <text:span text:style-name="T14">IP</text:span> of the server)</text:p>
      <text:p text:style-name="P9"/>
      <text:p text:style-name="P9"><text:span text:style-name="T1">6.</text:span>Provide the client with hostname and public ip</text:p>
      <text:p text:style-name="P9"/>
      <text:p text:style-name="P9"><text:span text:style-name="T1">7.</text:span>The client will <text:span text:style-name="T14">prompt</text:span> for root password of the server </text:p>
      <text:p text:style-name="P9"/>
      <text:p text:style-name="P9"><text:span text:style-name="T1">8.</text:span>On providing the root password , the client can remotely login to the server and utilize server resources .</text:p>
      <text:p text:style-name="P9"/>
      <text:p text:style-name="P10">9.In addition , by executing service ssh status , we can see the details of the clients connected </text:p>
      <text:p text:style-name="P10"/>
      <text:p text:style-name="P10">10.service ssh stop</text:p>
      <text:p text:style-name="P10"/>
      <text:p text:style-name="P9"/>
      <text:p text:style-name="P8">Steps to set up SSH Client</text:p>
      <text:p text:style-name="P7"/>
      <text:p text:style-name="P11"><text:span text:style-name="T1">1.</text:span>sudo apt-get install openssh-client (It is installed by default in most <text:span text:style-name="T14">Linux</text:span> systems )</text:p>
      <text:p text:style-name="P11"/>
      <text:p text:style-name="P13"><text:span text:style-name="T3">2. Type</text:span></text:p>
      <text:p text:style-name="P13"><text:span text:style-name="T3"/></text:p>
      <text:p text:style-name="P13"><text:span text:style-name="T3"><text:tab/>ssh username@public-ip</text:span><text:span text:style-name="T3"> </text:span></text:p>
      <text:p text:style-name="P13"><text:span text:style-name="T3"><text:s text:c="2"/></text:span></text:p>
      <text:p text:style-name="P6"><text:span text:style-name="T2">3.On the next prompt , type Yes and provide the root password of the server for remote login</text:span></text:p>
      <text:p text:style-name="P6"><text:span text:style-name="T2"/></text:p>
      <text:p text:style-name="P13"><text:span text:style-name="T3">4.</text:span><text:span text:style-name="T4">On successful login , terminal user becomes server-hostname@system </text:span></text:p>
      <text:p text:style-name="P13"><text:span text:style-name="T4"/></text:p>
      <text:p text:style-name="P14"><text:span text:style-name="T2">5.Type ls from home <text:s/>– the server file system will be displayed </text:span></text:p>
      <text:p text:style-name="P14"><text:span text:style-name="T2"/></text:p>
      <text:p text:style-name="P14"><text:span text:style-name="T2">6. Utilize the </text:span><text:span text:style-name="T5">resources</text:span><text:span text:style-name="T2"> of the server by trying various commands</text:span></text:p>
      <text:p text:style-name="P14"><text:span text:style-name="T2"/></text:p>
      <text:p text:style-name="P15"><text:span text:style-name="T2">7.When the server service stops , further connection will be refused for the client </text:span></text:p>
      <text:p text:style-name="P15"><text:span text:style-name="T2"/></text:p>
      <text:p text:style-name="P15"><text:span text:style-name="T2"/></text:p>
      <text:p text:style-name="P15"><text:span text:style-name="T2">** </text:span><text:span text:style-name="T6">If server is hosted on a private network , suitable firewall settings must be enabled . This can be done using the unrestricted firewall package .</text:span></text:p>
      <text:p text:style-name="P15"><text:span text:style-name="T6"/></text:p>
      <text:p text:style-name="P16"><text:span text:style-name="T6">T</text:span><text:span text:style-name="T2">o install the package type , sudo apt-get install ufw and manually configure the settings </text:span></text:p>
      <text:p text:style-name="P3"><text:soft-page-break/><text:span text:style-name="T8"/></text:p>
      <text:p text:style-name="P4"><text:span text:style-name="T8">S</text:span><text:span text:style-name="T7">SH - Introduction</text:span></text:p>
      <text:p text:style-name="P3"><text:span text:style-name="T12">Secure Shell (SSH) </text:span><text:span text:style-name="T3">is a cryptographic network protocol for operating network services securely over an unsecured network. The best known example application is for remote login to computer systems by users.</text:span></text:p>
      <text:p text:style-name="P2">SSH provides a secure channel over an unsecured network in a client-server architecture, connecting an SSH client application with an SSH server. Common applications include remote command-line login and remote command execution, but any network service can be secured with SSH. The protocol specification distinguishes between two major versions, referred to as SSH-1 and SSH-2.</text:p>
      <text:p text:style-name="P2">The most visible application of the protocol is for access to shell accounts on Unix-like operating systems, but it sees some limited use on Windows as well. </text:p>
      <text:p text:style-name="P2">SSH was designed as a replacement for Telnet and for unsecured remote shell protocols such as the Berkeley rlogin, rsh, and rexec protocols. Those protocols send information, notably passwords, in plaintext, rendering them susceptible to interception and disclosure using packet analysis. The encryption used by SSH is intended to provide confidentiality and integrity of data over an unsecured network, such as the Internet, although files leaked <text:span text:style-name="T15">indicate that unauthorized users</text:span> can sometimes decrypt SSH, allowing them to read the contents of SSH sessions.</text:p>
      <text:h text:style-name="P1" text:outline-level="2">SSH – services </text:h>
      <text:p text:style-name="P2">SSH or Secure Shell is a network communication protocol that enables two computers to communicate <text:s text:c="2"/>and share data. An inherent feature of ssh is that the communication between the two computers is encrypted meaning that it is suitable for use on insecure networks.</text:p>
      <text:p text:style-name="P2">SSH is often used to "login" and perform operations on remote computers but it may also be used for transferring data.</text:p>
      <text:p text:style-name="P5">Service of SSH used in this project is namely Remote Login .</text:p>
      <text:h text:style-name="P1" text:outline-level="2">Using SSH</text:h>
      <text:p text:style-name="P2">You use a program on your computer (ssh client), to connect to our service (server) and transfer the data to/from our storage using either a graphical user interface or command line. There are many programs available that enable you to perform this transfer and some operating systems such as Mac OS X and Linux have this capability built in.</text:p>
      <text:p text:style-name="P2">SSH clients will typically support SCP (Secure Copy) and/or SFTP (SSH File Transfer Protocol) for transferring data .</text:p>
      <text:p text:style-name="P2"/>
      <text:p text:style-name="P13"><text:span text:style-name="T3"/></text:p>
      <text:p text:style-name="P12"><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00:29:43.091909261</meta:creation-date>
    <dc:date>2018-04-05T01:24:32.014630634</dc:date>
    <meta:editing-duration>PT34M26S</meta:editing-duration>
    <meta:editing-cycles>10</meta:editing-cycles>
    <meta:generator>LibreOffice/5.2.7.2$Linux_X86_64 LibreOffice_project/20m0$Build-2</meta:generator>
    <meta:document-statistic meta:table-count="0" meta:image-count="0" meta:object-count="0" meta:page-count="3" meta:paragraph-count="36" meta:word-count="581" meta:character-count="3582" meta:non-whitespace-character-count="3017"/>
  </office:meta>
</office:document-meta>
</file>